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inal Report I: Affective Movie Evaluator</text:title></text:p>
      <text:p text:style-name="OrgTitle"/>
      <text:p text:style-name="OrgSubtitle"><text:initial-creator>Ibrahim</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fea459">1. Proposal</text:a></text:p>
          <text:p text:style-name="Contents_20_2"><text:a xlink:type="simple" xlink:href="#org07ae2f9">1.1. Introduction</text:a></text:p>
          <text:p text:style-name="Contents_20_2"><text:a xlink:type="simple" xlink:href="#org4b137d3">1.2. Background</text:a></text:p>
          <text:p text:style-name="Contents_20_2"><text:a xlink:type="simple" xlink:href="#org544f1ca">1.3. Issues</text:a></text:p>
          <text:p text:style-name="Contents_20_2"><text:a xlink:type="simple" xlink:href="#org01bc40f">1.4. Benefits and Constraints</text:a></text:p>
          <text:p text:style-name="Contents_20_2"><text:a xlink:type="simple" xlink:href="#orgea8bd3e">1.5. Project Description</text:a></text:p>
          <text:p text:style-name="Contents_20_2"><text:a xlink:type="simple" xlink:href="#orgc712e71">1.6. Project Aims and Objectives</text:a></text:p>
          <text:p text:style-name="Contents_20_2"><text:a xlink:type="simple" xlink:href="#orgf6bef03">1.7. Project Scope</text:a></text:p>
          <text:p text:style-name="Contents_20_2"><text:a xlink:type="simple" xlink:href="#orgc2546a0">1.8. Software and Hardware Requirements</text:a></text:p>
          <text:p text:style-name="Contents_20_2"><text:a xlink:type="simple" xlink:href="#org7e5721d">1.9. Developement Methodology</text:a></text:p>
          <text:p text:style-name="Contents_20_1"><text:a xlink:type="simple" xlink:href="#orgf9d3db3">2. Project Management Plan</text:a></text:p>
          <text:p text:style-name="Contents_20_2"><text:a xlink:type="simple" xlink:href="#org277c5a9">2.1. Introduction</text:a></text:p>
          <text:p text:style-name="Contents_20_2"><text:a xlink:type="simple" xlink:href="#org7c23415">2.2. Work Breakdown Structure</text:a></text:p>
          <text:p text:style-name="Contents_20_2"><text:a xlink:type="simple" xlink:href="#org30e5822">2.3. Risk Management</text:a></text:p>
          <text:p text:style-name="Contents_20_2"><text:a xlink:type="simple" xlink:href="#orgfa568e1">2.4. Gantt Chart</text:a></text:p>
          <text:p text:style-name="Contents_20_1"><text:a xlink:type="simple" xlink:href="#orgf27750d">3. Requirement Analysis</text:a></text:p>
          <text:p text:style-name="Contents_20_2"><text:a xlink:type="simple" xlink:href="#org1d346a4">3.1. Introduction</text:a></text:p>
          <text:p text:style-name="Contents_20_2"><text:a xlink:type="simple" xlink:href="#orgb0ae341">3.2. Requirement Summary</text:a></text:p>
          <text:p text:style-name="Contents_20_2"><text:a xlink:type="simple" xlink:href="#org4281943">3.3. Functional Requirements</text:a></text:p>
          <text:p text:style-name="Contents_20_3"><text:a xlink:type="simple" xlink:href="#orgb1123c4">3.3.1. Use-Case Diagrams</text:a></text:p>
          <text:p text:style-name="Contents_20_3"><text:a xlink:type="simple" xlink:href="#orgd581678">3.3.2. High-Level Use Cases</text:a></text:p>
          <text:p text:style-name="Contents_20_2"><text:a xlink:type="simple" xlink:href="#org9c9c4f6">3.4. Non-Functional Requirements</text:a></text:p>
          <text:p text:style-name="Contents_20_3"><text:a xlink:type="simple" xlink:href="#org2cd4652">3.4.1. Technical Requirements</text:a></text:p>
          <text:p text:style-name="Contents_20_3"><text:a xlink:type="simple" xlink:href="#org711124d">3.4.2. Usability Requirements</text:a></text:p>
          <text:p text:style-name="Contents_20_3"><text:a xlink:type="simple" xlink:href="#org25b1aa6">3.4.3. Reliability Requirements</text:a></text:p>
          <text:p text:style-name="Contents_20_3"><text:a xlink:type="simple" xlink:href="#orgc57a462">3.4.4. Security Requirements</text:a></text:p>
          <text:p text:style-name="Contents_20_1"><text:a xlink:type="simple" xlink:href="#org9f9d327">4. Iterations</text:a></text:p>
          <text:p text:style-name="Contents_20_2"><text:a xlink:type="simple" xlink:href="#org567efb8">4.1. Introduction</text:a></text:p>
          <text:p text:style-name="Contents_20_2"><text:a xlink:type="simple" xlink:href="#orgb44e974">4.2. Purpose</text:a></text:p>
          <text:p text:style-name="Contents_20_2"><text:a xlink:type="simple" xlink:href="#orgf986932">4.3. Context</text:a></text:p>
          <text:p text:style-name="Contents_20_2"><text:a xlink:type="simple" xlink:href="#org709f3ff">4.4. Scheule of Iteration Workflow</text:a></text:p>
        </text:index-body>
      </text:table-of-content>
      <text:p text:style-name="Text_20_body"><text:span text:style-name="OrgCode">\newpage</text:span>
</text:p>
      <text:p text:style-name="OrgFixedWidthBlock">\begin{abstract}</text:p>
      <text:p text:style-name="OrgFixedWidthBlock"> <text:s text:c="2"/>My literature review discusses how we can use a pose based emotion system, to evaluate a movie by analysing it's audience. We discuss what we found about one such series of research work based on the same idea, then we explain and justify why pose based emotion recognition is necessary. We came up with the conclusion, it will be more effective to combine pose based systems with facial emotion recognition, to analyse audience emotion for our proposed system. We also discussed on the current state of the art pose estimation systems, which are vital for a pose-based emotion recognition system.</text:p>
      <text:p text:style-name="OrgFixedWidthBlockLastLine">\end{abstract}</text:p>
      <text:p text:style-name="OrgFixedWidthBlockLastLine"/>
      <text:p text:style-name="Text_20_body"><text:span text:style-name="OrgCode">\newpage</text:span>
</text:p>
      <text:p text:style-name="OrgFixedWidthBlock">*Declaration*</text:p>
      <text:p text:style-name="OrgFixedWidthBlock">I hereby declare that the report presented here as part of the requirement of BIT304 is original and no parts of this report had been plagiarised from any other resources unless those indicated with proper referencing. <text:s text:c="1"/>This report will be the property of HELP University and cannot be distributed in any form without the written consent of HELP University.</text:p>
      <text:p text:style-name="OrgFixedWidthBlock"/>
      <text:p text:style-name="OrgFixedWidthBlock"/>
      <text:p text:style-name="OrgFixedWidthBlock">Student Names:<text:tab/><text:tab/><text:tab/><text:tab/><text:tab/></text:p>
      <text:p text:style-name="OrgFixedWidthBlock"/>
      <text:p text:style-name="OrgFixedWidthBlock"/>
      <text:p text:style-name="OrgFixedWidthBlockLastLine">Date:</text:p>
      <text:p text:style-name="OrgFixedWidthBlockLastLine"/>
      <text:p text:style-name="Text_20_body"><text:span text:style-name="OrgCode">\newpage</text:span>
</text:p>
      <text:p text:style-name="Text_20_body"><text:span text:style-name="OrgCode">\newenvironment{acknowledgements}</text:span>
    {<text:span text:style-name="OrgCode">\cleardoublepage</text:span><text:span text:style-name="OrgCode">\thispagestyle{empty}</text:span><text:span text:style-name="OrgCode">\null</text:span><text:span text:style-name="OrgCode">\vfill</text:span><text:span text:style-name="OrgCode">\begin{center}</text:span>%
    <text:span text:style-name="OrgCode">\bfseries</text:span> Acknowledgements<text:span text:style-name="OrgCode">\end{center}</text:span>}%
    {<text:span text:style-name="OrgCode">\vfill</text:span><text:span text:style-name="OrgCode">\null</text:span>}
</text:p>
      <text:p text:style-name="OrgFixedWidthBlock">\begin{acknowledgements}</text:p>
      <text:p text:style-name="OrgFixedWidthBlock">These are the acknowledgements.</text:p>
      <text:p text:style-name="OrgFixedWidthBlockLastLine">\end{acknowledgements}</text:p>
      <text:p text:style-name="OrgFixedWidthBlockLastLine"/>
      <text:p text:style-name="Text_20_body"><text:span text:style-name="OrgCode">\newpage</text:span>
</text:p>
      <text:h text:style-name="Heading_20_1" text:outline-level="1" text:is-list-header="false">
<text:bookmark-start text:name="OrgXref.orgafea459"/>
<text:bookmark text:name="orgafea459"/>Proposal
<text:bookmark-end text:name="OrgXref.orgafea459"/></text:h>
      <text:h text:style-name="Heading_20_2" text:outline-level="2" text:is-list-header="false">
<text:bookmark-start text:name="OrgXref.org07ae2f9"/>
<text:bookmark text:name="org07ae2f9"/>Introduction
<text:bookmark-end text:name="OrgXref.org07ae2f9"/></text:h>
      <text:p text:style-name="Text_20_body">The aim of this project is to develop a system that can evaluate how good a movie is, by analysing both face and body postures of the audience. In order for this to work we provide the system a video file consisting of audience reactions, and the system will tell us how good a movie is within a rating metrics, we will define later. It is important for us to state, that we are not proposing a real-time system here; the system accepts a recording of the raw data - which is currently defined as video file, and can be any other form of measurement - as the primary input.
</text:p>
      <text:p text:style-name="Text_20_body">A system like this can aid us develop further, a more general system that can evaluate how good a certain product or presentation is by analysing the audience reaction limited by a certain context. In our case the product is a movie, and how the audience reacts may depend on what genre of movie they are watching, or what kind of experience they were expecting beforehand. It is likely that our system may not work well without knowing these information. Systems like these are also related to computer vision with Emotion AI technologies, such as face based lie detectors, which uses the same techniques to work.
</text:p>
      <text:h text:style-name="Heading_20_2" text:outline-level="2" text:is-list-header="false">
<text:bookmark-start text:name="OrgXref.org4b137d3"/>
<text:bookmark text:name="org4b137d3"/>Background
<text:bookmark-end text:name="OrgXref.org4b137d3"/></text:h>
      <text:p text:style-name="Text_20_body">For a long time movie industry have used statistical modeling and machine learning to predict, the success of movies based on high level data. While there have been several works in early to mid 2000’s, which takes in multimedia information to form a representation for the user’s emotions (Zhang, S.,  2008; Wu T.L, 2008), the earliest work we could find that specifically focus on movie scenes was by Soleyman et. al.
</text:p>
      <text:p text:style-name="Text_20_body">Quite recently, there have been interest in using deep learning techniques to analyse audiences facial data such as (Saha, S. et al., 2018), to predict whether an audience enjoyed the movie, most notably research work that has been funded by The Walt Disney Company (Deng, Z. et al, 2017). The purpose of their research is to use facial emotion recognition techniques, to analyse the emotion of the audience in order to improve the movies.
</text:p>
      <text:p text:style-name="Text_20_body">Research has shown that over 90% of our communication can be non – verbal (Algorithmia, 2018). Non- verbal communication which includes facial expressions and body postures among others can be used to determine the emotional state of a human being. According to Paul Ekman (Ekman P, 1992), there are basically six types of human emotions namely:  happiness, sadness, disgust, fear, surprise, and anger. 
</text:p>
      <text:p text:style-name="Text_20_body">The system we are proposing is going to take in a video file of an audience reacting to a movie and attempts to determine whether the audience liked that movie. It will use emotion recognition and body pose to quantify the overall reaction in order to determine whether the viewer enjoyed the movie or not. 
</text:p>
      <text:p text:style-name="Text_20_body">Although, idea of such a system is not new, we have not been able to find an existing system that considers both body pose and facial emotion data to create a model that can predict. Previous work such as (V Ramanarayanan et al., 2015), which evaluates a presenter by using a very similar technique that we are planning, performed very poorly compared to the human judges. However, we are a bit more optimistic, since movies are designed to elicit certain emotional responses and audiences in average exhibit similar reactions. Such a system, maybe useful in the film industry to analyse the reactions of the test audience as a supplement to the usual questionnaires. 
The problem we are trying to solve is that film studios screens movies to test audience, and audience writes back a subjective feedback usually on paper. Our software is intended to complement the existing evaluation procedure, by providing an automated evaluation of audience's experience that is less subjective and provide a numerical score that represents audience's sentiment more accurately.
</text:p>
      <text:p text:style-name="Text_20_body">Affective Analysis is already used by marketing giants such as Coca-Cola to predict the effectiveness of their advertisement on target test audiences. Affective movie analysis could prove to be valuable to streaming services that distributes their own content and have more control over the productions such as NetFlix.
</text:p>
      <text:h text:style-name="Heading_20_2" text:outline-level="2" text:is-list-header="false">
<text:bookmark-start text:name="OrgXref.org544f1ca"/>
<text:bookmark text:name="org544f1ca"/>Issues
<text:bookmark-end text:name="OrgXref.org544f1ca"/></text:h>
      <text:p text:style-name="Text_20_body">Our system is not real-time but still requires heavy computing power in order to run. This means the admin will often have to 
</text:p>
      <text:p text:style-name="Text_20_body">Our video can only have one person in front of the camera. The application is not able to give proper result if there are faces in the background when the audience member is reacting.
</text:p>
      <text:p text:style-name="Text_20_body">One of the weakness we have is in the accuracy of the faster face detection algorithm.
</text:p>
      <text:p text:style-name="Text_20_body">[Talk about accuracy vs speed tradeoff]
</text:p>
      <text:p text:style-name="Text_20_body">Right now our system uses an externel media player known as VLC media player, to play the movie while being recorded in use case 1. The system admin is usually required to install the software manually. However on Windows based systems, it is sometimes not possible to find the 
</text:p>
      <text:h text:style-name="Heading_20_2" text:outline-level="2" text:is-list-header="false">
<text:bookmark-start text:name="OrgXref.org01bc40f"/>
<text:bookmark text:name="org01bc40f"/>Benefits and Constraints
<text:bookmark-end text:name="OrgXref.org01bc40f"/></text:h>
      <text:h text:style-name="Heading_20_2" text:outline-level="2" text:is-list-header="false">
<text:bookmark-start text:name="OrgXref.orgea8bd3e"/>
<text:bookmark text:name="orgea8bd3e"/>Project Description
<text:bookmark-end text:name="OrgXref.orgea8bd3e"/></text:h>
      <text:h text:style-name="Heading_20_2" text:outline-level="2" text:is-list-header="false">
<text:bookmark-start text:name="OrgXref.orgc712e71"/>
<text:bookmark text:name="orgc712e71"/>Project Aims and Objectives
<text:bookmark-end text:name="OrgXref.orgc712e71"/></text:h>
      <text:p text:style-name="Text_20_body">The aim of our project is to develop a system that can evaluate how good a movie is, by analysing both face and body postures of the audience. In order for this to work we provide the system a video file consisting of audience reactions, and the system will tell us how good a movie is within a rating metrics, we will define later. It is important for us to state, that we are not proposing a real-time system here; the system accepts a recording of the raw data - which is currently defined as video file, and can be any other form of measurement - as the primary input.
</text:p>
      <text:list text:style-name="OrgBulletedList" text:continue-numbering="false">
        <text:list-item>
          <text:p text:style-name="Text_20_body">system like this is very useful for movie studios, which often relies on test audience in order to predict whether their movies are going to be successful and a system like this can aid in measuring the audience reaction more accurately. 
</text:p>
        </text:list-item>
      </text:list>
      <text:p text:style-name="Text_20_body">The objectives we have set for our project are the following:
Define the metrics by which the system is going to give the score before we create the evaluation model. (e.g: value between 0.0-1.0 or a discrete grading system, like A+, A,  
</text:p>
      <text:list text:style-name="OrgBulletedList" text:continue-numbering="false">
        <text:list-item>
          <text:p text:style-name="Text_20_body">Research the requirements of the dataset, and methodologies before week 3.
</text:p>
        </text:list-item>
        <text:list-item>
          <text:p text:style-name="Text_20_body">Find or create the required test datasets for in order to complete objective 6.
</text:p>
          <text:list text:style-name="OrgBulletedList" text:continue-numbering="true">
            <text:list-item>
              <text:p text:style-name="Text_20_body">Dataset for the emotion recognition subsystem
</text:p>
            </text:list-item>
            <text:list-item>
              <text:p text:style-name="Text_20_body">Dataset for body pose subsystem.
</text:p>
            </text:list-item>
            <text:list-item>
              <text:p text:style-name="Text_20_body">Dataset for the whole system: Video recordings of audiences reacting to movies. 
</text:p>
            </text:list-item>
            <text:list-item>
              <text:p text:style-name="Text_20_body">Determine accuracy of the overall project by comparing its output to existing scoring systems. 
</text:p>
            </text:list-item>
          </text:list>
        </text:list-item>
        <text:list-item>
          <text:p text:style-name="Text_20_body">To prove that we are using state of the art technologies in our system; produce:
</text:p>
          <text:list text:style-name="OrgBulletedList" text:continue-numbering="true">
            <text:list-item>
              <text:p text:style-name="Text_20_body">Accuracy report for Emotion recognition 
</text:p>
            </text:list-item>
            <text:list-item>
              <text:p text:style-name="Text_20_body">Accuracy report Body pose/action estimation
</text:p>
            </text:list-item>
          </text:list>
        </text:list-item>
      </text:list>
      <text:h text:style-name="Heading_20_2" text:outline-level="2" text:is-list-header="false">
<text:bookmark-start text:name="OrgXref.orgf6bef03"/>
<text:bookmark text:name="orgf6bef03"/>Project Scope
<text:bookmark-end text:name="OrgXref.orgf6bef03"/></text:h>
      <text:h text:style-name="Heading_20_2" text:outline-level="2" text:is-list-header="false">
<text:bookmark-start text:name="OrgXref.orgc2546a0"/>
<text:bookmark text:name="orgc2546a0"/>Software and Hardware Requirements
<text:bookmark-end text:name="OrgXref.orgc2546a0"/></text:h>
      <text:h text:style-name="Heading_20_2" text:outline-level="2" text:is-list-header="false">
<text:bookmark-start text:name="OrgXref.org7e5721d"/>
<text:bookmark text:name="org7e5721d"/>Developement Methodology
<text:bookmark-end text:name="OrgXref.org7e5721d"/></text:h>
      <text:p text:style-name="Text_20_body">To give you the context of the reasoning behind our decision, we would like to discuss a brief overview of commonly used development methodologies first. The most commonly followed methodologies for data-science projects are either SEMMA or CRISP-DR methodologies. SEMMA is a methodology developed by SAS institute, while CRISPR-DR method was originally developed in a joint effort by five companies, and further improved by data mining industry, most notably by IBM. 
</text:p>
      <text:p text:style-name="Text_20_body">The main difference between both methodologies are that CRISPR-DR considers business understanding of the process and also considers model deployment and the results. SEMMA is mainly used for data mining projects, which does not consider business aspect. The methodology we chose for our project is SEMMA methodology.
</text:p>
      <text:p text:style-name="Text_20_body">The reason we chose SEMMA is that, we wanted to keep option generalise our problem scope later, for example we wanted to apply what the system does in other scenarios than movies. Also, business project timelines and research project timelines are usually incompatible, and this is a fact we need to consider while planning early on, since machine learning projects falls under the latter. So not considering the business aspects of the project, will be an advantage for us given the time we  have. 
</text:p>
      <text:p text:style-name="Text_20_body">SEMMA methodology consists of 5 phases (Sample, Explore, Modify, Model and Assess). SEMMA methodology gives us freedom to reiterate from any step, as we require. It does not have a definitive cycle for iteration, which makes it a more simple and less rigid framework to follow, compared to CRISP-DR (Palacios, 2017). 
Sample:  First step of of SEMMA involves collecting all data samples.
Explore: Understand the problem through exploration of sample data. Exploration can be helped through visualisations and other data analytic tools.
Modify: Next steps, involves selecting which variables/features can be used, how they can be transformed or processed in order to create a model.
Model phase consists of selecting and creating a model
Assess: Finally we evaluate how well the model performed, and determine whether it is useful in real world situation.
In order to properly use SEMMA methodology into our project we are going to we are going to collectively apply the methodology to three separate components of our system that we have previously identified; the facial emotion subsystem, body emotion subsystem and movie evaluation model. After we started planning, we realized given only two team members, it was actually impossible for us to go through the whole system with one iteration within one semester. 
</text:p>
      <text:p text:style-name="Text_20_body">Therefore, we have split the project into two phases. Each phase is considered iteration by itself, because during the first phase, we build the first two components of our pipeline simultaneously (by two members), such that they both go through the SEMMA process at the same time. During the process, we also ensure both components are integrated before we start the next phase.
</text:p>
      <text:p text:style-name="Text_20_body">Then, we will start next iteration; go back to the sample stage to work on the final part of our project. For example, after the Assess phase of the emotion models we will be starting again from Sample phase again, and ensure everything in the pipeline is working well. This does not mean we define the term “phase”  and “iteration” as being interchangeable. 
</text:p>
      <text:p text:style-name="Text_20_body">Eventually, given the results it is possible we may plan a new iteration, if necessary. For example, if after assessing the Movie Evaluation Model, it performed poorly, we may go back to either Modify stage to pick better features to be passed into the model or we can even go back to Model stage to pick a different model.
</text:p>
      <text:p text:style-name="Text_20_body">The first planned iteration of  our project we will be focused on building the facial emotion and body pose emotion subsystem, which will be for simplicity hence referred to as “Emotion Model” and “Pose Model”, respectively. The second part of our project will be the combined system along with “Movie Evaluation Model”. Most of our work on Movie Evaluation Model, is currently planned to commence on the second part of our internship (FYP2), and the gantt chart we have proposed in the Appendix section might significantly change.
</text:p>
      <text:p text:style-name="Text_20_body">As our primary version control system we will be using gitlab as our github repository. Also, since SEMMA does not define a project management style, we will be using kanban/scrum like board feature on gitlab, to organize the tasks that we will be doing. However, we will not be adhering to any strict project management style, which is very prevalent in the software industry.
</text:p>
      <text:p text:style-name="Text_20_body">As for the specific techniques we will use throughout the development, our idea is to analyse existing literatures, and compare notes and follow general data mining/modeling techniques with fewer brainstorm sessions. In order to obtain the ground truth while collecting the data, our current idea is to use questionnaires after recording a subject’s reaction. Alternatively, it’s possible for us to measure blood pressure or any other means of observation if possible, and we will consider that for our FYP2.
</text:p>
      <text:h text:style-name="Heading_20_1" text:outline-level="1" text:is-list-header="false">
<text:bookmark-start text:name="OrgXref.orgf9d3db3"/>
<text:bookmark text:name="orgf9d3db3"/>Project Management Plan
<text:bookmark-end text:name="OrgXref.orgf9d3db3"/></text:h>
      <text:h text:style-name="Heading_20_2" text:outline-level="2" text:is-list-header="false">
<text:bookmark-start text:name="OrgXref.org277c5a9"/>
<text:bookmark text:name="org277c5a9"/>Introduction
<text:bookmark-end text:name="OrgXref.org277c5a9"/></text:h>
      <text:p text:style-name="Text_20_body">O
</text:p>
      <text:h text:style-name="Heading_20_2" text:outline-level="2" text:is-list-header="false">
<text:bookmark-start text:name="OrgXref.org7c23415"/>
<text:bookmark text:name="org7c23415"/>Work Breakdown Structure
<text:bookmark-end text:name="OrgXref.org7c23415"/></text:h>
      <text:h text:style-name="Heading_20_2" text:outline-level="2" text:is-list-header="false">
<text:bookmark-start text:name="OrgXref.org30e5822"/>
<text:bookmark text:name="org30e5822"/>Risk Management
<text:bookmark-end text:name="OrgXref.org30e5822"/></text:h>
      <text:h text:style-name="Heading_20_2" text:outline-level="2" text:is-list-header="false">
<text:bookmark-start text:name="OrgXref.orgfa568e1"/>
<text:bookmark text:name="orgfa568e1"/>Gantt Chart
<text:bookmark-end text:name="OrgXref.orgfa568e1"/></text:h>
      <text:h text:style-name="Heading_20_1" text:outline-level="1" text:is-list-header="false">
<text:bookmark-start text:name="OrgXref.orgf27750d"/>
<text:bookmark text:name="orgf27750d"/>Requirement Analysis
<text:bookmark-end text:name="OrgXref.orgf27750d"/></text:h>
      <text:h text:style-name="Heading_20_2" text:outline-level="2" text:is-list-header="false">
<text:bookmark-start text:name="OrgXref.org1d346a4"/>
<text:bookmark text:name="org1d346a4"/>Introduction
<text:bookmark-end text:name="OrgXref.org1d346a4"/></text:h>
      <text:h text:style-name="Heading_20_2" text:outline-level="2" text:is-list-header="false">
<text:bookmark-start text:name="OrgXref.orgb0ae341"/>
<text:bookmark text:name="orgb0ae341"/>Requirement Summary
<text:bookmark-end text:name="OrgXref.orgb0ae341"/></text:h>
      <text:h text:style-name="Heading_20_2" text:outline-level="2" text:is-list-header="false">
<text:bookmark-start text:name="OrgXref.org4281943"/>
<text:bookmark text:name="org4281943"/>Functional Requirements
<text:bookmark-end text:name="OrgXref.org4281943"/></text:h>
      <text:h text:style-name="Heading_20_3" text:outline-level="3" text:is-list-header="false">
<text:bookmark-start text:name="OrgXref.orgb1123c4"/>
<text:bookmark text:name="orgb1123c4"/>Use-Case Diagrams
<text:bookmark-end text:name="OrgXref.orgb1123c4"/></text:h>
      <text:h text:style-name="Heading_20_3" text:outline-level="3" text:is-list-header="false">
<text:bookmark-start text:name="OrgXref.orgd581678"/>
<text:bookmark text:name="orgd581678"/>High-Level Use Cases
<text:bookmark-end text:name="OrgXref.orgd581678"/></text:h>
      <text:h text:style-name="Heading_20_2" text:outline-level="2" text:is-list-header="false">
<text:bookmark-start text:name="OrgXref.org9c9c4f6"/>
<text:bookmark text:name="org9c9c4f6"/>Non-Functional Requirements
<text:bookmark-end text:name="OrgXref.org9c9c4f6"/></text:h>
      <text:h text:style-name="Heading_20_3" text:outline-level="3" text:is-list-header="false">
<text:bookmark-start text:name="OrgXref.org2cd4652"/>
<text:bookmark text:name="org2cd4652"/>Technical Requirements
<text:bookmark-end text:name="OrgXref.org2cd4652"/></text:h>
      <text:h text:style-name="Heading_20_3" text:outline-level="3" text:is-list-header="false">
<text:bookmark-start text:name="OrgXref.org711124d"/>
<text:bookmark text:name="org711124d"/>Usability Requirements
<text:bookmark-end text:name="OrgXref.org711124d"/></text:h>
      <text:h text:style-name="Heading_20_3" text:outline-level="3" text:is-list-header="false">
<text:bookmark-start text:name="OrgXref.org25b1aa6"/>
<text:bookmark text:name="org25b1aa6"/>Reliability Requirements
<text:bookmark-end text:name="OrgXref.org25b1aa6"/></text:h>
      <text:h text:style-name="Heading_20_3" text:outline-level="3" text:is-list-header="false">
<text:bookmark-start text:name="OrgXref.orgc57a462"/>
<text:bookmark text:name="orgc57a462"/>Security Requirements
<text:bookmark-end text:name="OrgXref.orgc57a462"/></text:h>
      <text:h text:style-name="Heading_20_1" text:outline-level="1" text:is-list-header="false">
<text:bookmark-start text:name="OrgXref.org9f9d327"/>
<text:bookmark text:name="org9f9d327"/>Iterations
<text:bookmark-end text:name="OrgXref.org9f9d327"/></text:h>
      <text:h text:style-name="Heading_20_2" text:outline-level="2" text:is-list-header="false">
<text:bookmark-start text:name="OrgXref.org567efb8"/>
<text:bookmark text:name="org567efb8"/>Introduction
<text:bookmark-end text:name="OrgXref.org567efb8"/></text:h>
      <text:h text:style-name="Heading_20_2" text:outline-level="2" text:is-list-header="false">
<text:bookmark-start text:name="OrgXref.orgb44e974"/>
<text:bookmark text:name="orgb44e974"/>Purpose
<text:bookmark-end text:name="OrgXref.orgb44e974"/></text:h>
      <text:h text:style-name="Heading_20_2" text:outline-level="2" text:is-list-header="false">
<text:bookmark-start text:name="OrgXref.orgf986932"/>
<text:bookmark text:name="orgf986932"/>Context
<text:bookmark-end text:name="OrgXref.orgf986932"/></text:h>
      <text:h text:style-name="Heading_20_2" text:outline-level="2" text:is-list-header="false">
<text:bookmark-start text:name="OrgXref.org709f3ff"/>
<text:bookmark text:name="org709f3ff"/>Scheule of Iteration Workflow
<text:bookmark-end text:name="OrgXref.org709f3ff"/></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Ibrahim</dc:creator>
    <meta:initial-creator>Ibrahim</meta:initial-creator>
    <dc:date>2019-04-07T15:22:20</dc:date>
    <meta:creation-date>2019-04-07T15:22:20</meta:creation-date>
    <meta:generator>Emacs 26.1 (Org mode 9.1.9)</meta:generator>
    <meta:keyword/>
    <dc:subject/>
    <dc:title>Final Report I: Affective Movie Evaluator</dc:title>
  </office:meta>
</office:document-meta>
</file>